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49fcdf" style:font-weight-asian="bold" style:font-weight-complex="bold"/>
    </style:style>
    <style:style style:name="P7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8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9" style:family="paragraph" style:parent-style-name="Standard">
      <style:text-properties fo:font-weight="bold" officeooo:paragraph-rsid="006fdae1" style:font-weight-asian="bold" style:font-weight-complex="bold"/>
    </style:style>
    <style:style style:name="P10" style:family="paragraph" style:parent-style-name="Standard">
      <style:text-properties fo:font-weight="bold" officeooo:rsid="006fd70a" officeooo:paragraph-rsid="0071a4c0" style:font-weight-asian="bold" style:font-weight-complex="bold"/>
    </style:style>
    <style:style style:name="P11" style:family="paragraph" style:parent-style-name="Standard">
      <style:text-properties fo:font-weight="bold" officeooo:paragraph-rsid="007aa92b" style:font-weight-asian="bold" style:font-weight-complex="bold"/>
    </style:style>
    <style:style style:name="P12" style:family="paragraph" style:parent-style-name="Standard">
      <style:text-properties officeooo:rsid="0012cc8b" officeooo:paragraph-rsid="0012cc8b"/>
    </style:style>
    <style:style style:name="P13" style:family="paragraph" style:parent-style-name="Standard">
      <style:text-properties officeooo:paragraph-rsid="001170c9"/>
    </style:style>
    <style:style style:name="P14" style:family="paragraph" style:parent-style-name="Standard">
      <style:text-properties officeooo:paragraph-rsid="0049fcdf"/>
    </style:style>
    <style:style style:name="P15" style:family="paragraph" style:parent-style-name="Standard">
      <style:text-properties officeooo:paragraph-rsid="004b5174"/>
    </style:style>
    <style:style style:name="P16" style:family="paragraph" style:parent-style-name="Standard">
      <style:text-properties officeooo:paragraph-rsid="00625f04"/>
    </style:style>
    <style:style style:name="P17" style:family="paragraph" style:parent-style-name="Standard">
      <style:text-properties officeooo:paragraph-rsid="006c0b47"/>
    </style:style>
    <style:style style:name="P18" style:family="paragraph" style:parent-style-name="Standard">
      <style:text-properties officeooo:rsid="0069a040" officeooo:paragraph-rsid="0069a040"/>
    </style:style>
    <style:style style:name="P19" style:family="paragraph" style:parent-style-name="Standard">
      <style:text-properties officeooo:paragraph-rsid="006fdae1"/>
    </style:style>
    <style:style style:name="P20" style:family="paragraph" style:parent-style-name="Standard">
      <style:text-properties fo:font-size="12pt" style:text-underline-style="none" officeooo:paragraph-rsid="0071a4c0" style:font-size-asian="12pt" style:font-size-complex="12pt"/>
    </style:style>
    <style:style style:name="P21" style:family="paragraph" style:parent-style-name="Standard">
      <style:text-properties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paragraph-rsid="0071a4c0"/>
    </style:style>
    <style:style style:name="P23" style:family="paragraph" style:parent-style-name="Standard">
      <style:text-properties style:text-underline-style="none" fo:font-weight="normal" officeooo:paragraph-rsid="007aa92b" style:text-underline-mode="continuous" style:text-overline-mode="continuous" style:text-line-through-mode="continuous" style:font-weight-asian="normal" style:font-weight-complex="normal"/>
    </style:style>
    <style:style style:name="P24" style:family="paragraph" style:parent-style-name="Standard">
      <style:text-properties officeooo:paragraph-rsid="0083892a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text-properties fo:font-weight="bold" officeooo:rsid="008c86ce" officeooo:paragraph-rsid="008c86ce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/>
    </style:style>
    <style:style style:name="T3" style:family="text">
      <style:text-properties fo:color="#000000" loext:opacity="100%" style:font-name="Times New Roman" fo:font-style="italic" style:font-style-asian="italic"/>
    </style:style>
    <style:style style:name="T4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5" style:family="text">
      <style:text-properties fo:color="#000000" loext:opacity="100%" style:font-name="Times New Roman" officeooo:rsid="006c0b4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9fcdf" style:font-weight-asian="bold" style:font-weight-complex="bold"/>
    </style:style>
    <style:style style:name="T8" style:family="text">
      <style:text-properties fo:font-weight="bold" officeooo:rsid="005a3f47" style:font-weight-asian="bold" style:font-weight-complex="bold"/>
    </style:style>
    <style:style style:name="T9" style:family="text">
      <style:text-properties fo:font-weight="bold" officeooo:rsid="00625f04" style:font-weight-asian="bold" style:font-weight-complex="bold"/>
    </style:style>
    <style:style style:name="T10" style:family="text">
      <style:text-properties fo:font-weight="bold" officeooo:rsid="006fd70a" style:font-weight-asian="bold" style:font-weight-complex="bold"/>
    </style:style>
    <style:style style:name="T11" style:family="text">
      <style:text-properties fo:font-weight="bold" officeooo:rsid="0071a4c0" style:font-weight-asian="bold" style:font-weight-complex="bold"/>
    </style:style>
    <style:style style:name="T12" style:family="text">
      <style:text-properties fo:font-weight="bold" officeooo:rsid="0083892a" style:font-weight-asian="bold" style:font-weight-complex="bold"/>
    </style:style>
    <style:style style:name="T13" style:family="text">
      <style:text-properties officeooo:rsid="001689ce"/>
    </style:style>
    <style:style style:name="T14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6" style:family="text">
      <style:text-properties officeooo:rsid="0036a55a"/>
    </style:style>
    <style:style style:name="T17" style:family="text">
      <style:text-properties officeooo:rsid="0049fcd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9fcdf" style:font-weight-asian="normal" style:font-weight-complex="normal"/>
    </style:style>
    <style:style style:name="T20" style:family="text">
      <style:text-properties fo:font-weight="normal" officeooo:rsid="004b5174" style:font-weight-asian="normal" style:font-weight-complex="normal"/>
    </style:style>
    <style:style style:name="T21" style:family="text">
      <style:text-properties fo:font-weight="normal" officeooo:rsid="00625f04" style:font-weight-asian="normal" style:font-weight-complex="normal"/>
    </style:style>
    <style:style style:name="T22" style:family="text">
      <style:text-properties fo:font-weight="normal" officeooo:rsid="006fd70a" style:font-weight-asian="normal" style:font-weight-complex="normal"/>
    </style:style>
    <style:style style:name="T23" style:family="text">
      <style:text-properties fo:font-weight="normal" officeooo:rsid="0083892a" style:font-weight-asian="normal" style:font-weight-complex="normal"/>
    </style:style>
    <style:style style:name="T24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7" style:family="text">
      <style:text-properties fo:font-weight="normal" officeooo:rsid="0071ce75" style:text-underline-mode="continuous" style:text-overline-mode="continuous" style:text-line-through-mode="continuous" style:font-weight-asian="normal" style:font-weight-complex="normal"/>
    </style:style>
    <style:style style:name="T28" style:family="text">
      <style:text-properties officeooo:rsid="005a3f47"/>
    </style:style>
    <style:style style:name="T29" style:family="text">
      <style:text-properties officeooo:rsid="005bce94"/>
    </style:style>
    <style:style style:name="T30" style:family="text">
      <style:text-properties officeooo:rsid="006f690c"/>
    </style:style>
    <style:style style:name="T31" style:family="text">
      <style:text-properties officeooo:rsid="006f7618"/>
    </style:style>
    <style:style style:name="T32" style:family="text">
      <style:text-properties officeooo:rsid="006fdae1"/>
    </style:style>
    <style:style style:name="T33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5" style:family="text">
      <style:text-properties officeooo:rsid="007aa92b"/>
    </style:style>
    <style:style style:name="T36" style:family="text">
      <style:text-properties fo:color="#000080" loext:opacity="100%" style:text-underline-style="solid" style:text-underline-width="auto" style:text-underline-color="font-color"/>
    </style:style>
    <style:style style:name="T37" style:family="text">
      <style:text-properties officeooo:rsid="007f114f"/>
    </style:style>
    <style:style style:name="T38" style:family="text">
      <style:text-properties officeooo:rsid="00818a52"/>
    </style:style>
    <style:style style:name="T39" style:family="text">
      <style:text-properties officeooo:rsid="0083892a"/>
    </style:style>
    <style:style style:name="T40" style:family="text">
      <style:text-properties officeooo:rsid="0089894f"/>
    </style:style>
    <style:style style:name="T41" style:family="text">
      <style:text-properties fo:color="#c9211e" loext:opacity="100%"/>
    </style:style>
    <style:style style:name="T42" style:family="text">
      <style:text-properties officeooo:rsid="008c86ce"/>
    </style:style>
    <style:style style:name="T43" style:family="text">
      <style:text-properties officeooo:rsid="008df6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urriculum Vitae</text:p>
      <text:p text:style-name="P1"/>
      <text:p text:style-name="P1">Aaron K. Clark</text:p>
      <text:p text:style-name="P1"><text:span text:style-name="T35">Perpetual</text:span>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cryptojones.dev/" text:style-name="Internet_20_link" text:visited-style-name="Visited_20_Internet_20_Link"><text:span text:style-name="T40">https://cryptojones.dev/</text:span></text:a><text:span text:style-name="T31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32">Jan</text:span> <text:span text:style-name="T43">8</text:span>, <text:span text:style-name="T28">202</text:span><text:span text:style-name="T32">1</text:span></text:p>
      <text:p text:style-name="P1"/>
      <text:p text:style-name="Standard"><text:span text:style-name="T15">Graduate </text:span><text:span text:style-name="T14">Education</text:span><text:line-break/></text:p>
      <text:p text:style-name="P16"><text:span text:style-name="T9">Rochester Institute of Technology</text:span><text:span text:style-name="T6"> – </text:span><text:span text:style-name="T8">Rochester, New York</text:span></text:p>
      <text:p text:style-name="P16"><text:span text:style-name="T22">MicroMasters (edX),</text:span><text:span text:style-name="T21"> Cybersecurity</text:span><text:span text:style-name="T19"> – (I</text:span><text:span text:style-name="T20">n Progress</text:span><text:span text:style-name="T19">)</text:span></text:p>
      <text:p text:style-name="P7"/>
      <text:p text:style-name="P15"><text:span text:style-name="T7">Kennesaw</text:span><text:span text:style-name="T6"> State University – </text:span><text:span text:style-name="T7">Marietta</text:span><text:span text:style-name="T6">, </text:span><text:span text:style-name="T7">Georgia</text:span></text:p>
      <text:p text:style-name="P13"><text:a xlink:type="simple" xlink:href="https://cryptojones.dev/content/KSU_GRADCERT_CSF.jpg" text:style-name="Internet_20_link" text:visited-style-name="Visited_20_Internet_20_Link">Graduate Certificate,</text:a> <text:span text:style-name="T17">Computer Science Foundations</text:span> – (201<text:span text:style-name="T17">9</text:span>)</text:p>
      <text:p text:style-name="P13"/>
      <text:p text:style-name="P6">Colorado State University – Ft. Collins, Colorado</text:p>
      <text:p text:style-name="P14"><text:a xlink:type="simple" xlink:href="https://cryptojones.dev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Standard"/>
      <text:p text:style-name="P19"><text:span text:style-name="T15">Undergraduate </text:span><text:span text:style-name="T14">Education</text:span></text:p>
      <text:p text:style-name="P21"/>
      <text:p text:style-name="P22"><text:span text:style-name="T11">Central Community College</text:span><text:span text:style-name="T6"> – </text:span><text:span text:style-name="T11">Grand Island</text:span><text:span text:style-name="T10">, </text:span><text:span text:style-name="T11">Nebraska</text:span></text:p>
      <text:p text:style-name="P20"><text:span text:style-name="T27">Pre-Engineering Mathematics</text:span><text:span text:style-name="T25"> – (I</text:span><text:span text:style-name="T26">n Progress</text:span><text:span text:style-name="T25">)</text:span></text:p>
      <text:p text:style-name="P21"/>
      <text:p text:style-name="P22"><text:span text:style-name="T10">Georgia</text:span><text:span text:style-name="T9"> Institute of Technology</text:span><text:span text:style-name="T6"> – </text:span><text:span text:style-name="T10">Atlanta, Georgia</text:span></text:p>
      <text:p text:style-name="P20"><text:span text:style-name="T24">Professional Certificate (edX), Python Programming</text:span><text:span text:style-name="T25"> – (I</text:span><text:span text:style-name="T26">n Progress</text:span><text:span text:style-name="T25">)</text:span></text:p>
      <text:p text:style-name="P10"/>
      <text:p text:style-name="P9">University of Maryland University College – Adelphi, Maryland</text:p>
      <text:p text:style-name="P19"><text:a xlink:type="simple" xlink:href="https://cryptojones.dev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P19"><text:a xlink:type="simple" xlink:href="https://cryptojones.dev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P19"/>
      <text:p text:style-name="P9">Purdue University – West Lafayette, Indiana</text:p>
      <text:p text:style-name="P19"><text:a xlink:type="simple" xlink:href="https://cryptojones.dev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P19"/>
      <text:p text:style-name="P9">Defense Information School – Ft. Meade, Maryland</text:p>
      <text:p text:style-name="P19"><text:a xlink:type="simple" xlink:href="https://cryptojones.dev/content/DINFOS_DIPLOMA.jpg" office:target-frame-name="_top" xlink:show="replace" text:style-name="Internet_20_link" text:visited-style-name="Visited_20_Internet_20_Link"><text:span text:style-name="T33">Diploma</text:span></text:a><text:span text:style-name="T34">, Basic Public Affairs Specialist, Writer – (2004)</text:span></text:p>
      <text:p text:style-name="Standard"/>
      <text:p text:style-name="P2">Research Interests</text:p>
      <text:p text:style-name="P3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Teaching Experience</text:p>
      <text:p text:style-name="Standard">None</text:p>
      <text:p text:style-name="P2"/>
      <text:p text:style-name="P2"><text:soft-page-break/>Work Experience</text:p>
      <text:p text:style-name="P3"/>
      <text:p text:style-name="P11"><text:span text:style-name="T35">Application Security Consultant</text:span> (Remote)</text:p>
      <text:p text:style-name="P23"><text:span text:style-name="T35">Tmutla</text:span> – <text:span text:style-name="T35">Grand Island</text:span>, Nebraska (20<text:span text:style-name="T35">21</text:span>-Present)</text:p>
      <text:p text:style-name="P4"/>
      <text:p text:style-name="P5">Senior Software Developer (Remote)</text:p>
      <text:p text:style-name="Standard">Reinke Manufacturing – Deshler, Nebraska (2015-<text:span text:style-name="T37">2021</text:span>)</text:p>
      <text:p text:style-name="Standard"/>
      <text:p text:style-name="P5">Software Developer (Remote)</text:p>
      <text:p text:style-name="Standard">Alpine Testing – Orem, Utah (2014-2015)</text:p>
      <text:p text:style-name="Standard"/>
      <text:p text:style-name="P26">Co-Founder \ VP of Engineering</text:p>
      <text:p text:style-name="Standard"><text:span text:style-name="T42">Atbash Services</text:span> – <text:span text:style-name="T42">Kearney</text:span>, Nebraska (201<text:span text:style-name="T42">3</text:span>-20<text:span text:style-name="T42">18</text:span>)</text:p>
      <text:p text:style-name="Standard"/>
      <text:p text:style-name="P2">Volunteer Experience</text:p>
      <text:p text:style-name="P2"/>
      <text:p text:style-name="P24"><text:span text:style-name="T12">Room Watcher – </text:span><text:span text:style-name="T23">National </text:span><text:span text:style-name="T18">Collegiate Penetration Testing Competition</text:span><text:span text:style-name="T23"> (2021)</text:span><text:span text:style-name="T6"><text:line-break/>Mentor</text:span> / <text:span text:style-name="T6">Developer</text:span> / <text:span text:style-name="T6">Writer – </text:span>Operation Code (2015 – 2019)</text:p>
      <text:p text:style-name="Standard"><text:span text:style-name="T6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8">Open Web Application Security Project</text:p>
      <text:p text:style-name="P2"/>
      <text:p text:style-name="P2">Industry Certifications</text:p>
      <text:p text:style-name="P3"/>
      <text:p text:style-name="P5">Cisco</text:p>
      <text:p text:style-name="Standard">Cisco Certified Network Associate (2001)</text:p>
      <text:p text:style-name="P3"/>
      <text:p text:style-name="P5">CompTIA</text:p>
      <text:p text:style-name="Standard">A+ (2001)</text:p>
      <text:p text:style-name="Standard">Network+ (2001)</text:p>
      <text:p text:style-name="P5"/>
      <text:p text:style-name="P5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3"/>
      <text:p text:style-name="P2"><text:soft-page-break/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text:line-break/><text:span text:style-name="T39">Unix Systems Administration Clinic – </text:span><text:a xlink:type="simple" xlink:href="https://www.lockheedmartin.com/" text:style-name="Internet_20_link" text:visited-style-name="Visited_20_Internet_20_Link"><text:span text:style-name="T39">Lockheed Martin</text:span></text:a><text:span text:style-name="T39"> – Houston, Texas (2001)</text:span>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<text:span text:style-name="T36">OWASP</text:span></text:a> – Santa Monica, California (2019)</text:p>
      <text:p text:style-name="Standard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<text:span text:style-name="T36">AIM</text:span>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<text:span text:style-name="T36">Mars Society</text:span></text:a> – Boulder, Colorado (2013)<text:line-break/>KernelCon – <text:a xlink:type="simple" xlink:href="https://2019.kernelcon.org/about" text:style-name="Internet_20_link" text:visited-style-name="Visited_20_Internet_20_Link"><text:span text:style-name="T36">DC402, NebraskaCert, OWASP</text:span></text:a>, Omaha, Nebraska (2019 - 2020)<text:line-break/>Nebraska.Code – <text:a xlink:type="simple" xlink:href="https://www.amegala.com/" text:style-name="Internet_20_link" text:visited-style-name="Visited_20_Internet_20_Link"><text:span text:style-name="T36">Amegala</text:span></text:a> – Lincoln, Nebraska (2019)</text:p>
      <text:p text:style-name="Standard"><text:a xlink:type="simple" xlink:href="https://www.amegala.com/" text:style-name="Internet_20_link" text:visited-style-name="Visited_20_Internet_20_Link"/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/></text:p>
      <text:p text:style-name="P12"><text:a xlink:type="simple" xlink:href="https://www.amegala.com/" text:style-name="Internet_20_link" text:visited-style-name="Visited_20_Internet_20_Link">“Peek</text:a><text:a xlink:type="simple" xlink:href="https://www.amegala.com/" text:style-name="Internet_20_link" text:visited-style-name="Visited_20_Internet_20_Link"><text:span text:style-name="T13">ing</text:span></text:a><text:a xlink:type="simple" xlink:href="https://www.amegala.com/" text:style-name="Internet_20_link" text:visited-style-name="Visited_20_Internet_20_Link"> into .NET Apps using dotPeek” – DC402 Meeting (July 2019)</text:a></text:p>
      <text:p text:style-name="Standard"><text:a xlink:type="simple" xlink:href="https://www.amegala.com/" text:style-name="Internet_20_link" text:visited-style-name="Visited_20_Internet_20_Link"/></text:p>
      <text:p text:style-name="P2"><text:a xlink:type="simple" xlink:href="https://www.amegala.com/" text:style-name="Internet_20_link" text:visited-style-name="Visited_20_Internet_20_Link"><text:span text:style-name="T1">Scholarly Publications</text:span></text:a></text:p>
      <text:p text:style-name="P2"><text:a xlink:type="simple" xlink:href="https://www.amegala.com/" text:style-name="Internet_20_link" text:visited-style-name="Visited_20_Internet_20_Link"/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None</text:span></text:span></text:a></text:p>
      <text:p text:style-name="P2"><text:a xlink:type="simple" xlink:href="https://www.amegala.com/" text:style-name="Internet_20_link" text:visited-style-name="Visited_20_Internet_20_Link"/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17"><text:a xlink:type="simple" xlink:href="https://www.amegala.com/" text:style-name="Internet_20_link" text:visited-style-name="Visited_20_Internet_20_Link"><text:span text:style-name="Default_20_Paragraph_20_Font"><text:span text:style-name="T2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4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2"> </text:span></text:span></text:a><text:a xlink:type="simple" xlink:href="https://www.amegala.com/" text:style-name="Internet_20_link" text:visited-style-name="Visited_20_Internet_20_Link"><text:span text:style-name="Default_20_Paragraph_20_Font"><text:span text:style-name="T5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2"> </text:span></text:span></text:a><text:a xlink:type="simple" xlink:href="https://www.amegala.com/" text:style-name="Internet_20_link" text:visited-style-name="Visited_20_Internet_20_Link"><text:span text:style-name="Default_20_Paragraph_20_Font"><text:span text:style-name="T5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2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5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Clark, Aaron K. - CV</dc:title>
    <meta:editing-cycles>248</meta:editing-cycles>
    <meta:editing-duration>PT15H2M14S</meta:editing-duration>
    <dc:date>2021-01-08T12:06:12.728000000</dc:date>
    <meta:document-statistic meta:table-count="0" meta:image-count="0" meta:object-count="0" meta:page-count="3" meta:paragraph-count="86" meta:word-count="465" meta:character-count="3706" meta:non-whitespace-character-count="3282"/>
    <meta:template xlink:type="simple" xlink:actuate="onRequest" xlink:title="" xlink:href="Normal"/>
  </office:meta>
</office:document-meta>
</file>